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partner_npwp">PARTNER_NPWP</text:a></text:p>
          </table:table-cell>
          <table:table-cell office:value-type="string">
            <text:p><text:a xlink:href="python://taxform.partner_name">PARTNER_NAME</text:a></text:p>
          </table:table-cell>
          <table:table-cell office:value-type="string">
            <text:p><text:a xlink:href="python://taxform.partner_street">PARTNER_STREET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jumlah_ppn">TOTAL_PPN</text:a>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<text:a xlink:href="python://taxform.referensi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if%20test=%22taxform.details_lt%22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detail%20in%20taxform.details_lt%22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style-name="ce3" office:value-type="string">
            <text:p><text:a xlink:href="python://detail.product_name">PRODUCT_NAME</text:a></text:p>
          </table:table-cell>
          <table:table-cell table:style-name="ce4" office:value-type="string">
            <text:p><text:a xlink:href="python://detail.price_unit">PRICE_UNIT</text:a></text:p>
          </table:table-cell>
          <table:table-cell table:style-name="ce4" office:value-type="string">
            <text:p><text:a xlink:href="python://detail.qty">QTY</text:a></text:p>
          </table:table-cell>
          <table:table-cell table:style-name="ce4" office:value-type="string">
            <text:p><text:a xlink:href="python://detail.amount_untaxed">AMOUNT_UNTAXED</text:a></text:p>
          </table:table-cell>
          <table:table-cell table:style-name="ce4" office:value-type="string">
            <text:p><text:a xlink:href="python://detail.discount">DISCOUNT</text:a></text:p>
          </table:table-cell>
          <table:table-cell table:style-name="ce4" office:value-type="string">
            <text:p><text:a xlink:href="python://detail.dpp">DPP</text:a></text:p>
          </table:table-cell>
          <table:table-cell table:style-name="ce4" office:value-type="string">
            <text:p><text:a xlink:href="python://detail.ppn">PPN</text:a>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000-00-00T17:26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15T17:30:34</dc:date>
    <dc:creator>Andhitia Rama</dc:creator>
    <meta:editing-duration>PT3H35M34S</meta:editing-duration>
    <meta:editing-cycles>33</meta:editing-cycles>
    <meta:generator>LibreOffice/3.6$Linux_x86 LibreOffice_project/360m1$Build-2</meta:generator>
    <meta:document-statistic meta:table-count="1" meta:cell-count="76" meta:object-count="0"/>
  </office:meta>
</office:document-meta>
</file>